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Small_20_Arrow" svg:stroke-linecap="squar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fill-color="#dddddd" draw:textarea-vertical-align="top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28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84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40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17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37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697cm"/>
    </style:style>
    <style:style style:name="gr14" style:family="graphic" style:parent-style-name="standard">
      <style:graphic-properties draw:stroke="none" svg:stroke-color="#000000" draw:fill="none" draw:fill-color="#ffffff" fo:min-height="1.04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29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9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299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93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447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427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428cm"/>
    </style:style>
    <style:style style:name="gr2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dddddd" draw:fill-color="#dddddd" draw:textarea-vertical-align="middle"/>
    </style:style>
    <style:style style:name="gr24" style:family="graphic" style:parent-style-name="standard">
      <style:graphic-properties svg:stroke-color="#dddddd" draw:fill-color="#dddddd" draw:textarea-vertical-align="middle" draw:auto-grow-height="false" fo:min-height="0.749cm" fo:min-width="0.499cm"/>
    </style:style>
    <style:style style:name="gr25" style:family="graphic" style:parent-style-name="standard">
      <style:graphic-properties svg:stroke-color="#dddddd" draw:fill-color="#000000" draw:textarea-vertical-align="middle"/>
    </style:style>
    <style:style style:name="gr26" style:family="graphic" style:parent-style-name="standard">
      <style:graphic-properties svg:stroke-color="#dddddd" draw:fill="solid" draw:fill-color="#dddddd" draw:textarea-vertical-align="middle"/>
    </style:style>
    <style:style style:name="gr27" style:family="graphic" style:parent-style-name="standard">
      <style:graphic-properties svg:stroke-color="#dddddd" draw:fill="solid" draw:fill-color="#dddddd" draw:textarea-vertical-align="middle" draw:auto-grow-height="false" fo:min-height="0.749cm" fo:min-width="0.499cm"/>
    </style:style>
    <style:style style:name="gr28" style:family="graphic" style:parent-style-name="standard">
      <style:graphic-properties svg:stroke-color="#dddddd" draw:fill="solid" draw:fill-color="#dddddd" draw:opacity="0%" draw:opacity-name="" draw:textarea-vertical-align="middle"/>
    </style:style>
    <style:style style:name="gr29" style:family="graphic" style:parent-style-name="standard">
      <style:graphic-properties svg:stroke-color="#dddddd" draw:fill="solid" draw:fill-color="#000000" draw:textarea-vertical-align="middle"/>
    </style:style>
    <style:style style:name="P1" style:family="paragraph">
      <style:paragraph-properties fo:text-align="end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7pt"/>
    </style:style>
    <style:style style:name="P5" style:family="paragraph">
      <style:paragraph-properties fo:text-align="center"/>
      <style:text-properties fo:font-size="7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font-size="7pt" style:font-size-asian="7pt" style:font-size-complex="7pt"/>
    </style:style>
    <style:style style:name="P11" style:family="paragraph">
      <style:paragraph-properties fo:text-align="start"/>
      <style:text-properties fo:font-size="7pt"/>
    </style:style>
    <style:style style:name="P12" style:family="paragraph">
      <style:paragraph-properties fo:text-align="start"/>
      <style:text-properties fo:font-size="7pt" style:font-size-asian="10pt" style:font-size-complex="10pt"/>
    </style:style>
    <style:style style:name="P13" style:family="paragraph">
      <style:paragraph-properties fo:text-align="center"/>
      <style:text-properties fo:font-size="7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end"/>
      <style:text-properties fo:font-size="7pt"/>
    </style:style>
    <style:style style:name="P15" style:family="paragraph">
      <style:paragraph-properties fo:text-align="end"/>
      <style:text-properties fo:font-size="7pt" style:font-size-asian="10pt" style:font-size-complex="10pt"/>
    </style:style>
    <style:style style:name="P16" style:family="paragraph">
      <style:paragraph-properties fo:text-align="center"/>
      <style:text-properties fo:font-size="7pt" style:font-size-asian="10pt" style:font-size-complex="10pt"/>
    </style:style>
    <style:style style:name="P17" style:family="paragraph">
      <style:paragraph-properties fo:text-align="end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7pt"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font-size="7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/>
      <style:text-properties fo:font-size="7pt" style:text-underline-style="none" style:font-size-asian="7pt" style:font-size-complex="7pt"/>
    </style:style>
    <style:style style:name="P21" style:family="paragraph">
      <style:paragraph-properties fo:text-align="center"/>
      <style:text-properties fo:font-size="10pt"/>
    </style:style>
    <style:style style:name="P22" style:family="paragraph">
      <style:paragraph-properties fo:text-align="center"/>
      <style:text-properties fo:font-size="10pt" style:text-underline-style="none"/>
    </style:style>
    <style:style style:name="P2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weight="bold" style:font-size-asian="12pt" style:font-weight-asian="bold" style:font-size-complex="12pt" style:font-weight-complex="bold"/>
    </style:style>
    <style:style style:name="T3" style:family="text">
      <style:text-properties style:font-size-asian="10pt" style:font-size-complex="10pt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7pt" style:text-underline-style="none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44" draw:id="id44" draw:layer="layout" svg:width="1.839cm" svg:height="0.255cm" svg:x="24.86cm" svg:y="7.733cm">
          <text:p text:style-name="P1"><text:span text:style-name="T1">DINOUT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1.267cm" svg:y1="7.9cm" svg:x2="20.015cm" svg:y2="6.487cm" draw:start-shape="id1" draw:start-glue-point="7" draw:end-shape="id2" draw:end-glue-point="1" svg:d="M21267 7900h-627v-1413h-625">
          <text:p/>
        </draw:connector>
        <draw:connector draw:style-name="gr2" draw:text-style-name="P2" draw:layer="layout" svg:x1="10.06cm" svg:y1="7.435cm" svg:x2="16.587cm" svg:y2="6.013cm" draw:start-shape="id3" draw:start-glue-point="1" draw:end-shape="id4" svg:d="M10060 7435h3264v-1422h3263">
          <text:p/>
        </draw:connector>
        <draw:custom-shape draw:style-name="gr3" draw:text-style-name="P3" xml:id="id5" draw:id="id5" draw:layer="layout" svg:width="2.006cm" svg:height="0.255cm" svg:x="24.694cm" svg:y="5.143cm">
          <text:p text:style-name="P3"><text:span text:style-name="T1">RXFn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4.694cm" svg:y1="5.27cm" svg:x2="20.015cm" svg:y2="4.996cm" draw:start-shape="id5" draw:start-glue-point="3" draw:end-shape="id6" svg:d="M24694 5270h-2340v-274h-2339">
          <text:p/>
        </draw:connector>
        <draw:connector draw:style-name="gr2" draw:text-style-name="P2" draw:layer="layout" svg:x1="21.267cm" svg:y1="7.9cm" svg:x2="20.181cm" svg:y2="9.883cm" draw:start-shape="id1" draw:start-glue-point="7" draw:end-shape="id7" draw:end-glue-point="1" svg:d="M21267 7900h-544v1983h-542">
          <text:p/>
        </draw:connector>
        <draw:connector draw:style-name="gr2" draw:text-style-name="P2" draw:layer="layout" svg:x1="10.151cm" svg:y1="12.539cm" svg:x2="16.67cm" svg:y2="11.873cm" draw:start-shape="id8" draw:start-glue-point="1" draw:end-shape="id9" draw:end-glue-point="3" svg:d="M10151 12539h3260v-666h3259">
          <text:p/>
        </draw:connector>
        <draw:custom-shape draw:style-name="gr3" draw:text-style-name="P3" xml:id="id10" draw:id="id10" draw:layer="layout" svg:width="1.672cm" svg:height="0.255cm" svg:x="25.028cm" svg:y="10.575cm">
          <text:p text:style-name="P3"><text:span text:style-name="T1">TXEn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5.028cm" svg:y1="10.702cm" svg:x2="20.181cm" svg:y2="10.739cm" draw:start-shape="id10" draw:start-glue-point="3" draw:end-shape="id11" draw:end-glue-point="1" svg:d="M25028 10702h-2424v37h-2423">
          <text:p/>
        </draw:connector>
        <draw:line draw:style-name="gr4" draw:text-style-name="P2" draw:layer="layout" svg:x1="22.1cm" svg:y1="1cm" svg:x2="22cm" svg:y2="20cm">
          <text:p/>
        </draw:line>
        <draw:frame draw:style-name="gr5" draw:layer="layout" svg:width="5.3cm" svg:height="1.6cm" svg:x="22.9cm" svg:y="1.3cm">
          <draw:text-box>
            <text:p text:style-name="P2">Exterior</text:p>
          </draw:text-box>
        </draw:frame>
        <draw:frame draw:style-name="gr5" draw:layer="layout" svg:width="5.3cm" svg:height="1.6cm" svg:x="11.1cm" svg:y="1.3cm">
          <draw:text-box>
            <text:p text:style-name="P2">FT245</text:p>
          </draw:text-box>
        </draw:frame>
        <draw:rect draw:style-name="gr6" draw:text-style-name="P5" draw:layer="layout" svg:width="3.845cm" svg:height="3.928cm" svg:x="10.485cm" svg:y="2.3cm">
          <text:p text:style-name="P4"><text:span text:style-name="T2">FIFO_Rx</text:span></text:p>
        </draw:rect>
        <draw:frame draw:style-name="gr7" draw:text-style-name="P7" draw:layer="layout" svg:width="1.087cm" svg:height="0.535cm" svg:x="10.485cm" svg:y="2.953cm">
          <draw:text-box>
            <text:p text:style-name="P6"><text:span text:style-name="T1">clk</text:span></text:p>
          </draw:text-box>
        </draw:frame>
        <draw:frame draw:style-name="gr7" draw:text-style-name="P8" draw:layer="layout" svg:width="1.087cm" svg:height="0.535cm" svg:x="10.485cm" svg:y="3.446cm">
          <draw:text-box>
            <text:p text:style-name="P6"><text:span text:style-name="T1">rst</text:span></text:p>
          </draw:text-box>
        </draw:frame>
        <draw:frame draw:style-name="gr8" draw:text-style-name="P8" xml:id="id17" draw:id="id17" draw:layer="layout" svg:width="1.505cm" svg:height="0.86cm" svg:x="12.825cm" svg:y="4.287cm">
          <draw:text-box>
            <text:p text:style-name="P9"><text:span text:style-name="T1">PUSH</text:span></text:p>
          </draw:text-box>
        </draw:frame>
        <draw:frame draw:style-name="gr8" draw:text-style-name="P10" xml:id="id40" draw:id="id40" draw:layer="layout" svg:width="1.505cm" svg:height="0.86cm" svg:x="10.485cm" svg:y="4.789cm">
          <draw:text-box>
            <text:p text:style-name="P10"><text:span text:style-name="T1">FULL</text:span></text:p>
          </draw:text-box>
        </draw:frame>
        <draw:frame draw:style-name="gr8" draw:text-style-name="P12" xml:id="id27" draw:id="id27" draw:layer="layout" svg:width="1.505cm" svg:height="0.86cm" svg:x="10.485cm" svg:y="4.288cm">
          <draw:text-box>
            <text:p text:style-name="P11"><text:span text:style-name="T3">POP</text:span></text:p>
          </draw:text-box>
        </draw:frame>
        <draw:frame draw:style-name="gr8" draw:text-style-name="P10" xml:id="id24" draw:id="id24" draw:layer="layout" svg:width="1.505cm" svg:height="0.86cm" svg:x="10.485cm" svg:y="5.291cm">
          <draw:text-box>
            <text:p text:style-name="P10"><text:span text:style-name="T1">EMPTY</text:span></text:p>
          </draw:text-box>
        </draw:frame>
        <draw:frame draw:style-name="gr8" draw:text-style-name="P12" xml:id="id29" draw:id="id29" draw:layer="layout" svg:width="1.505cm" svg:height="0.86cm" svg:x="10.485cm" svg:y="3.787cm">
          <draw:text-box>
            <text:p text:style-name="P11"><text:span text:style-name="T3">DOUT</text:span></text:p>
          </draw:text-box>
        </draw:frame>
        <draw:frame draw:style-name="gr8" draw:text-style-name="P8" xml:id="id18" draw:id="id18" draw:layer="layout" svg:width="1.505cm" svg:height="0.86cm" svg:x="12.825cm" svg:y="3.621cm">
          <draw:text-box>
            <text:p text:style-name="P9"><text:span text:style-name="T1">DIN</text:span></text:p>
          </draw:text-box>
        </draw:frame>
        <draw:connector draw:style-name="gr2" draw:text-style-name="P2" draw:layer="layout" svg:x1="16.67cm" svg:y1="10.539cm" svg:x2="12.575cm" svg:y2="10.537cm" draw:start-shape="id12" draw:start-glue-point="3" draw:end-shape="id13" draw:end-glue-point="1" svg:d="M16670 10539h-2047v-2h-2048">
          <text:p/>
        </draw:connector>
        <draw:connector draw:style-name="gr2" draw:text-style-name="P2" draw:layer="layout" svg:x1="12.575cm" svg:y1="9.946cm" svg:x2="16.67cm" svg:y2="9.936cm" draw:start-shape="id14" draw:start-glue-point="1" draw:end-shape="id15" draw:end-glue-point="3" svg:d="M12575 9946h2048v-10h2047">
          <text:p/>
        </draw:connector>
        <draw:connector draw:style-name="gr2" draw:text-style-name="P2" draw:layer="layout" svg:x1="16.587cm" svg:y1="4.725cm" svg:x2="14.33cm" svg:y2="4.717cm" draw:start-shape="id16" draw:start-glue-point="3" draw:end-shape="id17" draw:end-glue-point="1" svg:d="M16587 4725h-1128v-8h-1129">
          <text:p/>
        </draw:connector>
        <draw:connector draw:style-name="gr2" draw:text-style-name="P2" draw:layer="layout" svg:x1="14.33cm" svg:y1="4.051cm" svg:x2="16.587cm" svg:y2="4.046cm" draw:start-shape="id18" draw:start-glue-point="1" draw:end-shape="id19" draw:end-glue-point="3" svg:d="M14330 4051h1129v-5h1128">
          <text:p/>
        </draw:connector>
        <draw:rect draw:style-name="gr6" draw:text-style-name="P13" draw:layer="layout" svg:width="3.511cm" svg:height="4.338cm" svg:x="16.67cm" svg:y="8.401cm">
          <text:p text:style-name="P4"><text:span text:style-name="T4">FT245_Tx</text:span></text:p>
        </draw:rect>
        <draw:frame draw:style-name="gr9" draw:text-style-name="P15" draw:layer="layout" svg:width="1.164cm" svg:height="0.534cm" svg:x="19.036cm" svg:y="8.87cm">
          <draw:text-box>
            <text:p text:style-name="P14"><text:span text:style-name="T3">clk</text:span></text:p>
          </draw:text-box>
        </draw:frame>
        <draw:frame draw:style-name="gr10" draw:text-style-name="P16" draw:layer="layout" svg:width="0.992cm" svg:height="0.658cm" svg:x="19.036cm" svg:y="9.2cm">
          <draw:text-box>
            <text:p text:style-name="P4"><text:span text:style-name="T3">rst</text:span></text:p>
          </draw:text-box>
        </draw:frame>
        <draw:frame draw:style-name="gr11" draw:text-style-name="P17" xml:id="id7" draw:id="id7" draw:layer="layout" svg:width="1.145cm" svg:height="0.967cm" svg:x="19.036cm" svg:y="9.4cm">
          <draw:text-box>
            <text:p text:style-name="P9"><text:span text:style-name="T1">DATA</text:span></text:p>
          </draw:text-box>
        </draw:frame>
        <draw:frame draw:style-name="gr12" draw:text-style-name="P3" xml:id="id9" draw:id="id9" draw:layer="layout" svg:width="1.373cm" svg:height="0.687cm" svg:x="16.67cm" svg:y="11.53cm">
          <draw:text-box>
            <text:p text:style-name="P3"><text:span text:style-name="T1">wr_en</text:span></text:p>
          </draw:text-box>
        </draw:frame>
        <draw:frame draw:style-name="gr12" draw:text-style-name="P17" xml:id="id11" draw:id="id11" draw:layer="layout" svg:width="1.374cm" svg:height="0.687cm" svg:x="18.807cm" svg:y="10.396cm">
          <draw:text-box>
            <text:p text:style-name="P9"><text:span text:style-name="T1">TXEn</text:span></text:p>
          </draw:text-box>
        </draw:frame>
        <draw:frame draw:style-name="gr7" draw:text-style-name="P7" xml:id="id15" draw:id="id15" draw:layer="layout" svg:width="0.992cm" svg:height="0.535cm" svg:x="16.67cm" svg:y="9.669cm">
          <draw:text-box>
            <text:p text:style-name="P6"><text:span text:style-name="T1">DIN</text:span></text:p>
          </draw:text-box>
        </draw:frame>
        <draw:frame draw:style-name="gr13" draw:text-style-name="P12" xml:id="id12" draw:id="id12" draw:layer="layout" svg:width="1.831cm" svg:height="0.947cm" svg:x="16.67cm" svg:y="10.066cm">
          <draw:text-box>
            <text:p text:style-name="P11"><text:span text:style-name="T3">TX_DONE_TICK</text:span></text:p>
          </draw:text-box>
        </draw:frame>
        <draw:frame draw:style-name="gr12" draw:text-style-name="P17" xml:id="id23" draw:id="id23" draw:layer="layout" svg:width="1.374cm" svg:height="0.687cm" svg:x="18.807cm" svg:y="10.864cm">
          <draw:text-box>
            <text:p text:style-name="P9"><text:span text:style-name="T1">WRn</text:span></text:p>
          </draw:text-box>
        </draw:frame>
        <draw:rect draw:style-name="gr6" draw:text-style-name="P19" draw:layer="layout" svg:width="3.428cm" svg:height="4.344cm" svg:x="16.587cm" svg:y="2.551cm">
          <text:p text:style-name="P18"><text:span text:style-name="T2">FT245_Rx</text:span></text:p>
        </draw:rect>
        <draw:frame draw:style-name="gr14" draw:text-style-name="P8" draw:layer="layout" svg:width="2.458cm" svg:height="1.29cm" svg:x="17.631cm" svg:y="3.365cm">
          <draw:text-box>
            <text:p/>
          </draw:text-box>
        </draw:frame>
        <draw:frame draw:style-name="gr15" draw:text-style-name="P1" draw:layer="layout" svg:width="1.029cm" svg:height="0.548cm" svg:x="18.971cm" svg:y="3.092cm">
          <draw:text-box>
            <text:p text:style-name="P1"><text:span text:style-name="T1">clk</text:span></text:p>
          </draw:text-box>
        </draw:frame>
        <draw:frame draw:style-name="gr16" draw:text-style-name="P17" draw:layer="layout" svg:width="1.029cm" svg:height="0.64cm" svg:x="18.971cm" svg:y="3.453cm">
          <draw:text-box>
            <text:p text:style-name="P9"><text:span text:style-name="T5">rst</text:span></text:p>
          </draw:text-box>
        </draw:frame>
        <draw:frame draw:style-name="gr17" draw:text-style-name="P1" xml:id="id2" draw:id="id2" draw:layer="layout" svg:width="1.044cm" svg:height="0.549cm" svg:x="18.971cm" svg:y="6.213cm">
          <draw:text-box>
            <text:p text:style-name="P1"><text:span text:style-name="T1">DIN</text:span></text:p>
          </draw:text-box>
        </draw:frame>
        <draw:frame draw:style-name="gr8" draw:text-style-name="P10" xml:id="id4" draw:id="id4" draw:layer="layout" svg:width="1.267cm" svg:height="0.86cm" svg:x="16.587cm" svg:y="5.583cm">
          <draw:text-box>
            <text:p text:style-name="P10"><text:span text:style-name="T1">rd_en</text:span></text:p>
          </draw:text-box>
        </draw:frame>
        <draw:frame draw:style-name="gr8" draw:text-style-name="P1" xml:id="id6" draw:id="id6" draw:layer="layout" svg:width="1.267cm" svg:height="0.86cm" svg:x="18.748cm" svg:y="4.566cm">
          <draw:text-box>
            <text:p text:style-name="P1"><text:span text:style-name="T1">RXFn</text:span></text:p>
          </draw:text-box>
        </draw:frame>
        <draw:frame draw:style-name="gr18" draw:text-style-name="P10" xml:id="id16" draw:id="id16" draw:layer="layout" svg:width="1.922cm" svg:height="1.185cm" svg:x="16.587cm" svg:y="4.133cm">
          <draw:text-box>
            <text:p text:style-name="P10"><text:span text:style-name="T1">RX_DONE_TICK</text:span></text:p>
          </draw:text-box>
        </draw:frame>
        <draw:frame draw:style-name="gr8" draw:text-style-name="P10" xml:id="id19" draw:id="id19" draw:layer="layout" svg:width="1.253cm" svg:height="0.86cm" svg:x="16.587cm" svg:y="3.616cm">
          <draw:text-box>
            <text:p text:style-name="P10"><text:span text:style-name="T1">DATA</text:span></text:p>
          </draw:text-box>
        </draw:frame>
        <draw:frame draw:style-name="gr19" draw:text-style-name="P1" xml:id="id21" draw:id="id21" draw:layer="layout" svg:width="1.267cm" svg:height="0.697cm" svg:x="18.748cm" svg:y="5.123cm">
          <draw:text-box>
            <text:p text:style-name="P1"><text:span text:style-name="T1">RDn</text:span></text:p>
          </draw:text-box>
        </draw:frame>
        <draw:custom-shape draw:style-name="gr3" draw:text-style-name="P3" xml:id="id20" draw:id="id20" draw:layer="layout" svg:width="2.006cm" svg:height="0.255cm" svg:x="24.694cm" svg:y="5.745cm">
          <text:p text:style-name="P3"><text:span text:style-name="T1">RDn</text:span></text:p>
          <draw:enhanced-geometry svg:viewBox="0 0 21600 21600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4.694cm" svg:y1="5.872cm" svg:x2="20.015cm" svg:y2="5.471cm" draw:start-shape="id20" draw:start-glue-point="3" draw:end-shape="id21" draw:end-glue-point="1" svg:d="M24694 5872h-2340v-401h-2339">
          <text:p/>
        </draw:connector>
        <draw:custom-shape draw:style-name="gr3" draw:text-style-name="P3" xml:id="id22" draw:id="id22" draw:layer="layout" svg:width="1.6cm" svg:height="0.255cm" svg:x="25.1cm" svg:y="11.077cm">
          <text:p text:style-name="P3"><text:span text:style-name="T1">WRn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5.1cm" svg:y1="11.204cm" svg:x2="20.181cm" svg:y2="11.207cm" draw:start-shape="id22" draw:start-glue-point="3" draw:end-shape="id23" draw:end-glue-point="1" svg:d="M25100 11204h-2460v3h-2459">
          <text:p/>
        </draw:connector>
        <draw:custom-shape draw:style-name="gr3" draw:text-style-name="P3" xml:id="id30" draw:id="id30" draw:layer="layout" svg:width="1.839cm" svg:height="0.212cm" svg:x="6.139cm" svg:y="9.993cm">
          <text:p text:style-name="P3"><text:span text:style-name="T1">DATA_tx</text:span></text:p>
          <draw:enhanced-geometry svg:viewBox="0 0 21600 21600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2" draw:id="id32" draw:layer="layout" svg:width="1.839cm" svg:height="0.255cm" svg:x="6.139cm" svg:y="10.412cm">
          <text:p text:style-name="P3"><text:span text:style-name="T1">PUSH_TX</text:span></text:p>
          <draw:enhanced-geometry svg:viewBox="0 0 21600 21600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34" draw:id="id34" draw:layer="layout" svg:width="1.847cm" svg:height="0.255cm" svg:x="6.054cm" svg:y="10.826cm">
          <text:p text:style-name="P3"><text:span text:style-name="T1">TX_FULL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0" xml:id="id25" draw:id="id25" draw:layer="layout" svg:width="2.34cm" svg:height="0.255cm" svg:x="7.309cm" svg:y="5.561cm">
          <text:p text:style-name="P20"><text:span text:style-name="T6">RX_EMPTY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0.485cm" svg:y1="5.721cm" svg:x2="9.649cm" svg:y2="5.688cm" draw:start-shape="id24" draw:start-glue-point="3" draw:end-shape="id25" draw:end-glue-point="1" svg:d="M10485 5721h-417v-33h-419">
          <text:p/>
        </draw:connector>
        <draw:custom-shape draw:style-name="gr3" draw:text-style-name="P3" xml:id="id26" draw:id="id26" draw:layer="layout" svg:width="2.007cm" svg:height="0.255cm" svg:x="7.643cm" svg:y="4.562cm">
          <text:p text:style-name="P3"><text:span text:style-name="T1">POP_RX</text:span></text:p>
          <draw:enhanced-geometry svg:viewBox="0 0 21600 21600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9.65cm" svg:y1="4.689cm" svg:x2="10.485cm" svg:y2="4.718cm" draw:start-shape="id26" draw:start-glue-point="1" draw:end-shape="id27" draw:end-glue-point="3" svg:d="M9650 4689h418v29h417">
          <text:p/>
        </draw:connector>
        <draw:custom-shape draw:style-name="gr3" draw:text-style-name="P1" xml:id="id28" draw:id="id28" draw:layer="layout" svg:width="2.256cm" svg:height="0.255cm" svg:x="7.393cm" svg:y="4.058cm">
          <text:p text:style-name="P1"><text:span text:style-name="T1">DATA_rx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9.649cm" svg:y1="4.185cm" svg:x2="10.485cm" svg:y2="4.217cm" draw:start-shape="id28" draw:start-glue-point="1" draw:end-shape="id29" draw:end-glue-point="3" svg:d="M9649 4185h419v32h417">
          <text:p/>
        </draw:connector>
        <draw:custom-shape draw:style-name="gr3" draw:text-style-name="P1" xml:id="id36" draw:id="id36" draw:layer="layout" svg:width="1.847cm" svg:height="0.255cm" svg:x="6.054cm" svg:y="11.245cm">
          <text:p text:style-name="P1"><text:span text:style-name="T1">TX_EMPTY</text:span></text:p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rect draw:style-name="gr6" draw:text-style-name="P5" draw:layer="layout" svg:width="3.697cm" svg:height="3.092cm" svg:x="8.878cm" svg:y="8.569cm">
            <text:p text:style-name="P4"><text:span text:style-name="T2">FIFO_Tx</text:span></text:p>
          </draw:rect>
          <draw:frame draw:style-name="gr7" draw:text-style-name="P3" draw:layer="layout" svg:width="1.045cm" svg:height="0.535cm" svg:x="8.878cm" svg:y="9.026cm">
            <draw:text-box>
              <text:p text:style-name="P10"><text:span text:style-name="T1">clk</text:span></text:p>
            </draw:text-box>
          </draw:frame>
          <draw:frame draw:style-name="gr7" draw:text-style-name="P10" draw:layer="layout" svg:width="1.045cm" svg:height="0.535cm" svg:x="8.878cm" svg:y="9.444cm">
            <draw:text-box>
              <text:p text:style-name="P10"><text:span text:style-name="T1">rst</text:span></text:p>
            </draw:text-box>
          </draw:frame>
          <draw:frame draw:style-name="gr20" draw:text-style-name="P3" xml:id="id13" draw:id="id13" draw:layer="layout" svg:width="1.447cm" svg:height="0.677cm" svg:x="11.128cm" svg:y="10.199cm">
            <draw:text-box>
              <text:p text:style-name="P1"><text:span text:style-name="T1">POP</text:span></text:p>
            </draw:text-box>
          </draw:frame>
          <draw:frame draw:style-name="gr20" draw:text-style-name="P12" xml:id="id35" draw:id="id35" draw:layer="layout" svg:width="1.447cm" svg:height="0.677cm" svg:x="8.878cm" svg:y="10.528cm">
            <draw:text-box>
              <text:p text:style-name="P11"><text:span text:style-name="T3">FULL</text:span></text:p>
            </draw:text-box>
          </draw:frame>
          <draw:frame draw:style-name="gr20" draw:text-style-name="P10" xml:id="id33" draw:id="id33" draw:layer="layout" svg:width="1.447cm" svg:height="0.677cm" svg:x="8.878cm" svg:y="10.133cm">
            <draw:text-box>
              <text:p text:style-name="P10"><text:span text:style-name="T1">PUSH</text:span></text:p>
            </draw:text-box>
          </draw:frame>
          <draw:frame draw:style-name="gr8" draw:text-style-name="P3" xml:id="id37" draw:id="id37" draw:layer="layout" svg:width="1.447cm" svg:height="0.86cm" svg:x="8.878cm" svg:y="10.833cm">
            <draw:text-box>
              <text:p text:style-name="P3"><text:span text:style-name="T1">EMPTY</text:span></text:p>
            </draw:text-box>
          </draw:frame>
          <draw:frame draw:style-name="gr21" draw:text-style-name="P12" xml:id="id31" draw:id="id31" draw:layer="layout" svg:width="1.447cm" svg:height="0.678cm" svg:x="8.878cm" svg:y="9.739cm">
            <draw:text-box>
              <text:p text:style-name="P11"><text:span text:style-name="T3">DIN</text:span></text:p>
            </draw:text-box>
          </draw:frame>
          <draw:frame draw:style-name="gr20" draw:text-style-name="P1" xml:id="id14" draw:id="id14" draw:layer="layout" svg:width="1.447cm" svg:height="0.677cm" svg:x="11.128cm" svg:y="9.608cm">
            <draw:text-box>
              <text:p text:style-name="P1"><text:span text:style-name="T1">DOUT</text:span></text:p>
            </draw:text-box>
          </draw:frame>
          <draw:connector draw:style-name="gr2" draw:text-style-name="P21" draw:layer="layout" svg:x1="7.978cm" svg:y1="10.099cm" svg:x2="8.878cm" svg:y2="10.078cm" draw:start-shape="id30" draw:start-glue-point="1" draw:end-shape="id31" draw:end-glue-point="3" svg:d="M7978 10099h451v-21h449">
            <text:p/>
          </draw:connector>
          <draw:connector draw:style-name="gr2" draw:text-style-name="P21" draw:layer="layout" svg:x1="7.978cm" svg:y1="10.539cm" svg:x2="8.878cm" svg:y2="10.471cm" draw:start-shape="id32" draw:start-glue-point="1" draw:end-shape="id33" draw:end-glue-point="3" svg:d="M7978 10539h451v-68h449">
            <text:p/>
          </draw:connector>
          <draw:connector draw:style-name="gr2" draw:text-style-name="P21" draw:layer="layout" svg:x1="7.902cm" svg:y1="10.953cm" svg:x2="8.878cm" svg:y2="10.866cm" draw:start-shape="id34" draw:start-glue-point="1" draw:end-shape="id35" draw:end-glue-point="3" svg:d="M7902 10953h489v-87h487">
            <text:p/>
          </draw:connector>
          <draw:connector draw:style-name="gr2" draw:text-style-name="P22" draw:layer="layout" svg:x1="7.902cm" svg:y1="11.372cm" svg:x2="8.878cm" svg:y2="11.263cm" draw:start-shape="id36" draw:start-glue-point="1" draw:end-shape="id37" draw:end-glue-point="3" svg:d="M7902 11372h489v-109h487">
            <text:p/>
          </draw:connector>
        </draw:g>
        <draw:custom-shape draw:style-name="gr22" draw:text-style-name="P2" xml:id="id1" draw:id="id1" draw:layer="layout" svg:width="0.668cm" svg:height="0.502cm" draw:transform="rotate (-1.57079632679579) translate (21.769cm 7.5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2" xml:id="id45" draw:id="id45" draw:layer="layout" draw:line-skew="-0.436cm" svg:x1="21.518cm" svg:y1="8.067cm" svg:x2="15.777cm" svg:y2="8.248cm" draw:start-shape="id1" draw:start-glue-point="9" svg:d="M21518 8067v233h-5741v-52">
          <text:p/>
        </draw:connector>
        <draw:custom-shape draw:style-name="gr3" draw:text-style-name="P3" xml:id="id38" draw:id="id38" draw:layer="layout" svg:width="1.254cm" svg:height="0.255cm" svg:x="1cm" svg:y="7.733cm">
          <text:p text:style-name="P3"><text:span text:style-name="T1">mode</text:span></text:p>
          <draw:enhanced-geometry svg:viewBox="0 0 21600 21600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line-skew="0.082cm" svg:x1="2.254cm" svg:y1="7.86cm" svg:x2="8.981cm" svg:y2="7.683cm" draw:start-shape="id38" draw:start-glue-point="1" draw:end-shape="id39" draw:end-glue-point="3" svg:d="M2254 7860h3446v-177h3281">
          <text:p/>
        </draw:connector>
        <draw:connector draw:style-name="gr2" draw:text-style-name="P2" draw:layer="layout" draw:line-skew="-1.88cm" svg:x1="10.485cm" svg:y1="5.219cm" svg:x2="8.981cm" svg:y2="7.25cm" draw:start-shape="id40" draw:end-shape="id41" draw:end-glue-point="3" svg:d="M10485 5219h-3885v2031h2381">
          <text:p/>
        </draw:connector>
        <draw:g>
          <draw:g xml:id="id3" draw:id="id3">
            <draw:rect draw:style-name="gr23" draw:text-style-name="P2" draw:layer="layout" svg:width="0.692cm" svg:height="0.743cm" svg:x="9.068cm" svg:y="7.064cm">
              <text:p/>
            </draw:rect>
            <draw:custom-shape draw:style-name="gr24" draw:text-style-name="P2" draw:layer="layout" svg:width="0.65cm" svg:height="0.743cm" svg:x="9.41cm" svg:y="7.064cm">
              <text:p/>
              <draw:enhanced-geometry draw:mirror-horizontal="true" draw:glue-point-type="segments" draw:type="mso-spt100" draw:modifiers="-90 89.194634913441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ellipse draw:style-name="gr25" draw:text-style-name="P2" xml:id="id41" draw:id="id41" draw:layer="layout" svg:width="0.087cm" svg:height="0.124cm" svg:x="8.981cm" svg:y="7.188cm">
            <text:p/>
          </draw:ellipse>
          <draw:ellipse draw:style-name="gr25" draw:text-style-name="P2" xml:id="id39" draw:id="id39" draw:layer="layout" svg:width="0.087cm" svg:height="0.123cm" svg:x="8.981cm" svg:y="7.622cm">
            <text:p/>
          </draw:ellipse>
        </draw:g>
        <draw:connector draw:style-name="gr2" draw:text-style-name="P23" draw:layer="layout" svg:x1="2.254cm" svg:y1="7.86cm" svg:x2="9.154cm" svg:y2="12.758cm" draw:start-shape="id38" draw:start-glue-point="1" draw:end-shape="id42" draw:end-glue-point="3" svg:d="M2254 7860h3451v4898h3449">
          <text:p/>
        </draw:connector>
        <draw:g>
          <draw:g xml:id="id8" draw:id="id8">
            <draw:rect draw:style-name="gr26" draw:text-style-name="P2" draw:layer="layout" svg:width="0.68cm" svg:height="0.752cm" svg:x="9.154cm" svg:y="12.163cm">
              <text:p/>
            </draw:rect>
            <draw:custom-shape draw:style-name="gr27" draw:text-style-name="P2" draw:layer="layout" svg:width="0.634cm" svg:height="0.752cm" svg:x="9.517cm" svg:y="12.163cm">
              <text:p/>
              <draw:enhanced-geometry draw:mirror-horizontal="true" draw:glue-point-type="segments" draw:type="mso-spt100" draw:modifiers="-90 89.194634913441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ellipse draw:style-name="gr28" draw:text-style-name="P2" xml:id="id42" draw:id="id42" draw:layer="layout" svg:width="0.046cm" svg:height="0.063cm" svg:x="9.154cm" svg:y="12.727cm">
            <text:p/>
          </draw:ellipse>
          <draw:ellipse draw:style-name="gr29" draw:text-style-name="P2" xml:id="id43" draw:id="id43" draw:layer="layout" svg:width="0.09cm" svg:height="0.125cm" svg:x="9.064cm" svg:y="12.288cm">
            <text:p/>
          </draw:ellipse>
        </draw:g>
        <draw:connector draw:style-name="gr2" draw:text-style-name="P2" draw:layer="layout" svg:x1="8.878cm" svg:y1="11.263cm" svg:x2="9.064cm" svg:y2="12.35cm" draw:start-shape="id37" draw:start-glue-point="3" draw:end-shape="id43" draw:end-glue-point="3" svg:d="M8878 11263h-500v1087h686">
          <text:p/>
        </draw:connector>
        <draw:connector draw:style-name="gr2" draw:text-style-name="P2" draw:layer="layout" svg:x1="21.769cm" svg:y1="7.9cm" svg:x2="24.861cm" svg:y2="7.86cm" draw:start-shape="id1" draw:start-glue-point="4" draw:end-shape="id44" draw:end-glue-point="3" svg:d="M21769 7900h1546v-40h1546">
          <text:p/>
        </draw:connector>
        <draw:connector draw:style-name="gr2" draw:text-style-name="P2" draw:layer="layout" draw:line-skew="-3.316cm" svg:x1="2.254cm" svg:y1="7.86cm" svg:x2="15.777cm" svg:y2="8.248cm" draw:start-shape="id38" draw:start-glue-point="1" draw:end-shape="id45" draw:end-glue-point="3" svg:d="M2254 7860h3446v388h100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Diego Cobos Marcos</meta:initial-creator>
    <meta:creation-date>2025-06-26T09:21:20.38</meta:creation-date>
    <dc:date>2025-07-13T15:35:16.79</dc:date>
    <dc:creator>Christian Diego Cobos Marcos</dc:creator>
    <meta:editing-duration>P1DT2H30M9S</meta:editing-duration>
    <meta:editing-cycles>18</meta:editing-cycles>
    <meta:generator>OpenOffice/4.1.15$Win32 OpenOffice.org_project/4115m2$Build-9813</meta:generator>
    <meta:document-statistic meta:object-count="93"/>
  </office:meta>
</office:document-meta>
</file>